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FreeSans1" svg:font-family="FreeSans" style:font-family-generic="system"/>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fo:margin-left="0in" fo:margin-top="0in" fo:margin-bottom="0in" table:align="left"/>
    </style:style>
    <style:style style:name="Table2.A" style:family="table-column">
      <style:table-column-properties style:column-width="1.7549in"/>
    </style:style>
    <style:style style:name="Table2.B" style:family="table-column">
      <style:table-column-properties style:column-width="2.3667in"/>
    </style:style>
    <style:style style:name="Table2.C" style:family="table-column">
      <style:table-column-properties style:column-width="2.8035in"/>
    </style:style>
    <style:style style:name="Table2.1" style:family="table-row">
      <style:table-row-properties style:min-row-height="0.5in" fo:keep-together="auto"/>
    </style:style>
    <style:style style:name="Table2.A1" style:family="table-cell">
      <style:table-cell-properties fo:padding="0in" fo:border-left="1pt solid #000001" fo:border-right="1pt solid #000001" fo:border-top="1pt solid #000001" fo:border-bottom="2.25pt solid #000001"/>
    </style:style>
    <style:style style:name="Table2.A2" style:family="table-cell">
      <style:table-cell-properties fo:background-color="#c0c0c0" fo:padding="0in" fo:border="1pt solid #000001">
        <style:background-image/>
      </style:table-cell-properties>
    </style:style>
    <style:style style:name="Table2.A3" style:family="table-cell">
      <style:table-cell-properties fo:padding="0in" fo:border="1pt solid #000001"/>
    </style:style>
    <style:style style:name="Table2.B3" style:family="table-cell">
      <style:table-cell-properties fo:padding="0in" fo:border="1pt solid #000001"/>
    </style:style>
    <style:style style:name="Table2.C3" style:family="table-cell">
      <style:table-cell-properties fo:padding="0in" fo:border="1pt solid #000001"/>
    </style:style>
    <style:style style:name="Table2.4" style:family="table-row">
      <style:table-row-properties style:min-row-height="0.5326in" fo:keep-together="auto"/>
    </style:style>
    <style:style style:name="P1" style:family="paragraph" style:parent-style-name="Standard">
      <style:text-properties officeooo:rsid="001bf5ce" officeooo:paragraph-rsid="001bf5ce"/>
    </style:style>
    <style:style style:name="P2" style:family="paragraph" style:parent-style-name="Standard">
      <style:text-properties style:text-underline-style="none" fo:font-weight="bold" officeooo:rsid="001e70fe" officeooo:paragraph-rsid="001e70fe" style:font-weight-asian="bold" style:font-weight-complex="bold"/>
    </style:style>
    <style:style style:name="P3" style:family="paragraph" style:parent-style-name="Standard">
      <style:text-properties style:text-underline-style="none" fo:font-weight="bold" officeooo:rsid="001e70fe" officeooo:paragraph-rsid="001e9d53" style:font-weight-asian="bold" style:font-weight-complex="bold"/>
    </style:style>
    <style:style style:name="P4" style:family="paragraph" style:parent-style-name="Standard">
      <style:text-properties style:text-underline-style="none" fo:font-weight="bold" officeooo:rsid="001e70fe" officeooo:paragraph-rsid="002153e9" style:font-weight-asian="bold" style:font-weight-complex="bold"/>
    </style:style>
    <style:style style:name="P5" style:family="paragraph" style:parent-style-name="Standard">
      <style:text-properties style:text-underline-style="none" fo:font-weight="bold" officeooo:rsid="002036d2" officeooo:paragraph-rsid="002036d2" style:font-weight-asian="bold" style:font-weight-complex="bold"/>
    </style:style>
    <style:style style:name="P6" style:family="paragraph" style:parent-style-name="Standard">
      <style:text-properties style:text-underline-style="none" fo:font-weight="normal" officeooo:rsid="001e70fe" officeooo:paragraph-rsid="002036d2" style:font-weight-asian="normal" style:font-weight-complex="normal"/>
    </style:style>
    <style:style style:name="P7" style:family="paragraph" style:parent-style-name="Standard">
      <style:text-properties style:text-underline-style="none" fo:font-weight="normal" officeooo:rsid="001e9d53" officeooo:paragraph-rsid="001e70fe" style:font-weight-asian="normal" style:font-weight-complex="normal"/>
    </style:style>
    <style:style style:name="P8" style:family="paragraph" style:parent-style-name="Standard">
      <style:text-properties style:text-underline-style="none" fo:font-weight="normal" officeooo:rsid="001e9d53" officeooo:paragraph-rsid="001e9d53" style:font-weight-asian="normal" style:font-weight-complex="normal"/>
    </style:style>
    <style:style style:name="P9" style:family="paragraph" style:parent-style-name="Standard">
      <style:text-properties style:text-underline-style="none" fo:font-weight="normal" officeooo:rsid="002036d2" officeooo:paragraph-rsid="002036d2" style:font-weight-asian="normal" style:font-weight-complex="normal"/>
    </style:style>
    <style:style style:name="P10" style:family="paragraph" style:parent-style-name="Standard">
      <style:text-properties style:text-underline-style="none" fo:font-weight="normal" officeooo:rsid="002153e9" officeooo:paragraph-rsid="002153e9" style:font-weight-asian="normal" style:font-weight-complex="normal"/>
    </style:style>
    <style:style style:name="P11" style:family="paragraph" style:parent-style-name="Standard">
      <style:text-properties style:text-underline-style="none" fo:font-weight="normal" officeooo:rsid="0022cf53" officeooo:paragraph-rsid="0022cf53" style:font-weight-asian="normal" style:font-weight-complex="normal"/>
    </style:style>
    <style:style style:name="P12" style:family="paragraph" style:parent-style-name="Standard">
      <style:text-properties officeooo:paragraph-rsid="001e70fe"/>
    </style:style>
    <style:style style:name="P13" style:family="paragraph" style:parent-style-name="Standard">
      <style:text-properties fo:color="#000000" style:font-name="Liberation Serif1" fo:font-size="12pt" fo:language="en" fo:country="US" style:letter-kerning="true" style:font-name-asian="FreeSans1" style:font-size-asian="12pt" style:language-asian="zh" style:country-asian="CN" style:language-complex="hi" style:country-complex="IN"/>
    </style:style>
    <style:style style:name="P14" style:family="paragraph" style:parent-style-name="Standard">
      <style:paragraph-properties fo:margin-top="0in" fo:margin-bottom="0in" style:contextual-spacing="false" fo:text-align="start" style:justify-single-word="false" fo:orphans="0" fo:widows="0"/>
    </style:style>
    <style:style style:name="P15" style:family="paragraph" style:parent-style-name="Standard">
      <style:paragraph-properties fo:margin-top="0in" fo:margin-bottom="0in" style:contextual-spacing="false" fo:text-align="start" style:justify-single-word="false" fo:orphans="0" fo:widows="0"/>
      <style:text-properties officeooo:rsid="002036d2" officeooo:paragraph-rsid="002036d2"/>
    </style:style>
    <style:style style:name="P16" style:family="paragraph" style:parent-style-name="Standard">
      <style:paragraph-properties fo:margin-top="0in" fo:margin-bottom="0in" style:contextual-spacing="false" fo:text-align="start" style:justify-single-word="false" fo:orphans="0" fo:widows="0"/>
      <style:text-properties fo:color="#000000" style:font-name="Liberation Serif1" fo:font-size="12pt" fo:language="en" fo:country="US" style:letter-kerning="true" style:font-name-asian="FreeSans1" style:font-size-asian="12pt" style:language-asian="zh" style:country-asian="CN" style:language-complex="hi" style:country-complex="IN"/>
    </style:style>
    <style:style style:name="P17" style:family="paragraph" style:parent-style-name="Standard">
      <style:paragraph-properties fo:margin-top="0in" fo:margin-bottom="0in" style:contextual-spacing="false" fo:text-align="start" style:justify-single-word="false" fo:orphans="0" fo:widows="0"/>
      <style:text-properties fo:color="#000000" style:font-name="Liberation Serif1" fo:font-size="12pt" fo:language="en" fo:country="US" style:text-underline-style="none" fo:font-weight="normal" officeooo:rsid="001e70fe" officeooo:paragraph-rsid="002036d2" style:letter-kerning="true" style:font-name-asian="FreeSans1" style:font-size-asian="12pt" style:language-asian="zh" style:country-asian="CN" style:font-weight-asian="normal" style:language-complex="hi" style:country-complex="IN" style:font-weight-complex="normal"/>
    </style:style>
    <style:style style:name="P18" style:family="paragraph" style:parent-style-name="Standard">
      <style:paragraph-properties fo:margin-top="0in" fo:margin-bottom="0in" style:contextual-spacing="false" fo:text-align="start" style:justify-single-word="false" fo:orphans="0" fo:widows="0"/>
      <style:text-properties style:text-underline-style="none" fo:font-weight="normal" officeooo:rsid="001e70fe" officeooo:paragraph-rsid="002036d2" style:font-weight-asian="normal" style:font-weight-complex="normal"/>
    </style:style>
    <style:style style:name="P19" style:family="paragraph" style:parent-style-name="Standard">
      <style:paragraph-properties fo:margin-top="0in" fo:margin-bottom="0in" style:contextual-spacing="false" fo:text-align="start" style:justify-single-word="false" fo:orphans="0" fo:widows="0"/>
      <style:text-properties style:text-underline-style="none" fo:font-weight="normal" officeooo:rsid="001e9d53" officeooo:paragraph-rsid="002036d2" style:font-weight-asian="normal" style:font-weight-complex="normal"/>
    </style:style>
    <style:style style:name="T1" style:family="text">
      <style:text-properties officeooo:rsid="001cbe49"/>
    </style:style>
    <style:style style:name="T2" style:family="text">
      <style:text-properties officeooo:rsid="001e9d53"/>
    </style:style>
    <style:style style:name="T3" style:family="text">
      <style:text-properties style:text-underline-style="none" fo:font-weight="bold" officeooo:rsid="001e70fe" style:font-weight-asian="bold" style:font-weight-complex="bold"/>
    </style:style>
    <style:style style:name="T4" style:family="text">
      <style:text-properties style:text-underline-style="none" fo:font-weight="bold" officeooo:rsid="001e9d53" style:font-weight-asian="bold" style:font-weight-complex="bold"/>
    </style:style>
    <style:style style:name="T5" style:family="text">
      <style:text-properties fo:color="#000000" style:font-name="Cambria1" fo:font-size="12pt" fo:language="en" fo:country="US" fo:font-weight="bold" style:letter-kerning="true" style:font-name-asian="FreeSans1" style:font-size-asian="12pt" style:language-asian="zh" style:country-asian="CN" style:font-weight-asian="bold" style:language-complex="hi" style:country-complex="IN" style:font-weight-complex="bold"/>
    </style:style>
    <style:style style:name="T6" style:family="text">
      <style:text-properties fo:color="#000000" style:font-name="Liberation Serif1" fo:font-size="12pt" fo:language="en" fo:country="US" style:letter-kerning="true" style:font-name-asian="FreeSans1" style:font-size-asian="12pt" style:language-asian="zh" style:country-asian="CN" style:language-complex="hi" style:country-complex="IN"/>
    </style:style>
    <style:style style:name="T7" style:family="text">
      <style:text-properties fo:language="en" fo:country="US"/>
    </style:style>
    <style:style style:name="T8" style:family="text">
      <style:text-properties fo:font-weight="normal" officeooo:rsid="002036d2" style:font-weight-asian="normal" style:font-weight-complex="normal"/>
    </style:style>
    <style:style style:name="T9" style:family="text">
      <style:text-properties officeooo:rsid="002153e9"/>
    </style:style>
    <style:style style:name="T10" style:family="text">
      <style:text-properties officeooo:rsid="0022cf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 – Group 12</text:p>
      <text:p text:style-name="P1">CS 325 Project 4 TSP <text:span text:style-name="T1">approximation</text:span></text:p>
      <text:p text:style-name="P1">12/4/15</text:p>
      <text:p text:style-name="P1"/>
      <text:p text:style-name="P2">Description of Algorithm</text:p>
      <text:p text:style-name="P2"/>
      <text:p text:style-name="P9">My algorithm begins by constructing a tour of all the cities using the Nearest Neighbor Huristic and then improves on that tour using the 2-opt technique of removing two edges and replacing them if the replaced edges total distance is less than that of the two edges removed. <text:s/><text:span text:style-name="T9">In this process there is only one way of reconstructing the tour after removing the edges and in a data structure of sequentially stored vertexes on the tour it amounts to reversing a subsection of vertexes.</text:span> <text:s/><text:span text:style-name="T9">I have made several attempts to improve the speed and effectiveness of this scheme that I will elaborate on here.</text:span></text:p>
      <text:p text:style-name="P9"/>
      <text:p text:style-name="P10">The algorithm begins by gathering the nearest M neighbors of each vertex. <text:s/>This is a O(n^2 M) operation but it only needs to be performed once and greatly improves the speed of generating tours using the nearest neighbor heuristic and prunes the search space for 2-opt edge swamping, <text:s/>giving a nice improvement to speed with a small trade off on the quality of the approximation. Some testing was done on what an optimal value of M was for the competition set and 10 neighbors was chosen as the best.</text:p>
      <text:p text:style-name="P10"/>
      <text:p text:style-name="P10">After each vertex has a set of its M nearest neighbors this information is used to generate a tour using the Nearest Neighbor Heuristic. <text:s/>That is the algorithm starts with any vertex in the set and then adds the nearest vertex to the last added vertex that is not already in the tour. <text:s/>This is greatly aided by the already generated list of nearest neighbors, <text:s/>in the worst case the most recently added vertex's set of nearest neighbors has already been added to the tour in which case it must search the remaining vertexes, <text:span text:style-name="T10">but in the average case it is an O(M) operation to add the next vertex to the tour with M be a small between 5-20.</text:span></text:p>
      <text:p text:style-name="P10"/>
      <text:p text:style-name="P11">Now that a tour has been generated it is improved upon by making 2-opt swaps, <text:s/>beginning with the first city in the tour potential edges are examined by searching for cases in which exchanging one of the connected vertex's with one from the set of closest neighbors. <text:s/>Each vertex's set of neighbors is considered and then this entire process is iterated <text:s/>over until no more improvements can be found.</text:p>
      <text:p text:style-name="P11"/>
      <text:p text:style-name="P11">The tours are maintained as a list of city objects and each city's nearest neighbors list is a list of object pointers, <text:s/>for quickly creating the tour and performing 2-opt swaps each city has its own index field that is updated on each move or reversal. <text:s/>This makes creating a tour or finding the position in the tour of a vertex/edge to be swapped much faster (although with a cost of maintaining this index).</text:p>
      <text:p text:style-name="P11"/>
      <text:p text:style-name="P11">The first version of the algorithm chose the root vertex for the tour at random, which produced varying length original tours and 2-opt optimized length tours. <text:s/>But some testing revealed that the original length of the heuristic generated tour had little bearing on the length of the final optimized tour length. <text:s/>In other words the shortest Nearest Neighbor tour did not produce the best tour after 2-opt optimization.</text:p>
      <text:p text:style-name="P11"/>
      <text:p text:style-name="P11">With this observation in mind and the fact that the one time expensive calculation of M nearest neighbors for each vertex allowed for quickly generating new tours the algorithm was changed to generate a tour starting from each possible vertex and then 2-opt optimize each of these tours, outputting only the best discovered tour.</text:p>
      <text:p text:style-name="P11"/>
      <text:p text:style-name="P11"><text:soft-page-break/>Finally the algorithm was modified for the purposes of the competition to be a psuedo Approximation Scheme. <text:s/>A time limit can be supplied in seconds as the second command line parameter and the program will terminate when it has exceeded that time limit, halting on either a 2-opt iteration or before generating a new tour. <text:s/>It will then output the best tour it has found in the time it was allowed to run. <text:s/>However there is not a linear relationship to the quality of the approximation and the time it runs only a likelihood of improvement. <text:s/>It is possible that the first tour it generates and optimizes will be the best one it finds.</text:p>
      <text:p text:style-name="P10"/>
      <text:p text:style-name="P4"/>
      <text:p text:style-name="P2">Pseudo Code</text:p>
      <text:p text:style-name="P2"/>
      <text:p text:style-name="P2"/>
      <text:p text:style-name="P12"/>
      <text:p text:style-name="P12"><text:span text:style-name="T3">Best </text:span><text:span text:style-name="T4">T</text:span><text:span text:style-name="T3">ours for </text:span><text:span text:style-name="T4">P</text:span><text:span text:style-name="T3">rovided </text:span><text:span text:style-name="T4">E</text:span><text:span text:style-name="T3">xamples</text:span></text:p>
      <text:p text:style-name="P12"><text:span text:style-name="T3"/></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text:span text:style-name="T5">Example</text:span></text:p>
            <text:p text:style-name="P14"><text:span text:style-name="T5">Case</text:span></text:p>
          </table:table-cell>
          <table:table-cell table:style-name="Table2.A1" office:value-type="string">
            <text:p text:style-name="P14"><text:span text:style-name="T5">Minimum Tour length</text:span></text:p>
          </table:table-cell>
          <table:table-cell table:style-name="Table2.A1" office:value-type="string">
            <text:p text:style-name="P14"><text:span text:style-name="T5">Time</text:span></text:p>
          </table:table-cell>
        </table:table-row>
        <table:table-row table:style-name="Table2.1">
          <table:table-cell table:style-name="Table2.A2" office:value-type="string">
            <text:p text:style-name="P14"><text:span text:style-name="T5">1</text:span></text:p>
          </table:table-cell>
          <table:table-cell table:style-name="Table2.A2" office:value-type="string">
            <text:p text:style-name="P18"><text:span text:style-name="T6">112727</text:span></text:p>
          </table:table-cell>
          <table:table-cell table:style-name="Table2.A2" office:value-type="string">
            <text:p text:style-name="P6">real<text:tab/>0m0.788s</text:p>
            <text:p text:style-name="P6">user<text:tab/>0m0.778s</text:p>
            <text:p text:style-name="P18"><text:span text:style-name="T6">sys<text:tab/>0m0.008s</text:span></text:p>
            <text:p text:style-name="P16"/>
          </table:table-cell>
        </table:table-row>
        <table:table-row table:style-name="Table2.1">
          <table:table-cell table:style-name="Table2.A3" office:value-type="string">
            <text:p text:style-name="P14"><text:span text:style-name="T5">2</text:span></text:p>
          </table:table-cell>
          <table:table-cell table:style-name="Table2.B3" office:value-type="string">
            <text:p text:style-name="P18"><text:span text:style-name="T6">2709</text:span></text:p>
          </table:table-cell>
          <table:table-cell table:style-name="Table2.C3" office:value-type="string">
            <text:p text:style-name="P6">real<text:tab/>0m13.834s</text:p>
            <text:p text:style-name="P6">user<text:tab/>0m13.805s</text:p>
            <text:p text:style-name="P17">sys<text:tab/>0m0.008s</text:p>
            <text:p text:style-name="P17"/>
          </table:table-cell>
        </table:table-row>
        <table:table-row table:style-name="Table2.4">
          <table:table-cell table:style-name="Table2.A2" office:value-type="string">
            <text:p text:style-name="P14"><text:span text:style-name="T5">3</text:span></text:p>
          </table:table-cell>
          <table:table-cell table:style-name="Table2.A2" office:value-type="string">
            <text:p text:style-name="P19"><text:span text:style-name="T6">1749725</text:span></text:p>
          </table:table-cell>
          <table:table-cell table:style-name="Table2.A2" office:value-type="string">
            <text:p text:style-name="P15"><text:span text:style-name="T6">Hours*</text:span></text:p>
            <text:p text:style-name="P16"/>
          </table:table-cell>
        </table:table-row>
      </table:table>
      <text:p text:style-name="P13"/>
      <text:p text:style-name="P2"/>
      <text:p text:style-name="P2">*<text:span text:style-name="T8">unfortunately the exact time elapsed to find the best tour for example 3 is unknown, <text:s/>I left it running on Flip overnight with it writing to file the best tour it had found so far after each iteration of nearest neighbor tour generation and 2-opt improvements and being measured by the system time command. <text:s/>My plan was to let it run as long as possible before submitting the report but it seems the server was reset as the screen session it was running exists no longer. <text:s/>Fortunately I have a file record of the best tour it had found, just not a recording of the total amount of time it was running.</text:span></text:p>
      <text:p text:style-name="P2"/>
      <text:p text:style-name="P7"/>
      <text:p text:style-name="P3">Best tours for <text:span text:style-name="T2">Competition Test Cases</text:span></text:p>
      <text:p text:style-name="P8">see attached form</text:p>
      <text:p text:style-name="P8"/>
      <text:p text:style-name="P5">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FreeSans1" svg:font-family="FreeSans" style:font-family-generic="system"/>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5:11:35.996655995</meta:creation-date>
    <dc:date>2015-12-04T16:12:33.522259478</dc:date>
    <meta:editing-duration>PT1H7S</meta:editing-duration>
    <meta:editing-cycles>7</meta:editing-cycles>
    <meta:generator>LibreOffice/4.2.8.2$Linux_X86_64 LibreOffice_project/420m0$Build-2</meta:generator>
    <meta:document-statistic meta:table-count="1" meta:image-count="0" meta:object-count="0" meta:page-count="2" meta:paragraph-count="35" meta:word-count="859" meta:character-count="4872" meta:non-whitespace-character-count="4020"/>
  </office:meta>
</office:document-meta>
</file>